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1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T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5" table:default-cell-style-name="ce2"/>
        <table:table-column table:style-name="co1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Last 3</text:p>
          </table:table-cell>
          <table:table-cell table:style-name="ce1" office:value-type="string" calcext:value-type="string">
            <text:p>Last 1</text:p>
          </table:table-cell>
          <table:table-cell table:style-name="ce1" office:value-type="string" calcext:value-type="string">
            <text:p>Home</text:p>
          </table:table-cell>
          <table:table-cell table:style-name="ce1" office:value-type="string" calcext:value-type="string">
            <text:p>Away</text:p>
          </table:table-cell>
          <table:table-cell office:value-type="float" office:value="2002" calcext:value-type="float">
            <text:p>2002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rizona</text:p>
          </table:table-cell>
          <table:table-cell office:value-type="percentage" office:value="0.3739" calcext:value-type="percentage">
            <text:p>37.39%</text:p>
          </table:table-cell>
          <table:table-cell office:value-type="percentage" office:value="0.3617" calcext:value-type="percentage">
            <text:p>36.17%</text:p>
          </table:table-cell>
          <table:table-cell office:value-type="percentage" office:value="0.2143" calcext:value-type="percentage">
            <text:p>21.43%</text:p>
          </table:table-cell>
          <table:table-cell office:value-type="percentage" office:value="0.4483" calcext:value-type="percentage">
            <text:p>44.83%</text:p>
          </table:table-cell>
          <table:table-cell office:value-type="percentage" office:value="0.2925" calcext:value-type="percentage">
            <text:p>29.25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tlanta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3947" calcext:value-type="percentage">
            <text:p>39.47%</text:p>
          </table:table-cell>
          <table:table-cell office:value-type="percentage" office:value="0.6429" calcext:value-type="percentage">
            <text:p>64.29%</text:p>
          </table:table-cell>
          <table:table-cell office:value-type="percentage" office:value="0.3158" calcext:value-type="percentage">
            <text:p>31.58%</text:p>
          </table:table-cell>
          <table:table-cell office:value-type="percentage" office:value="0.2828" calcext:value-type="percentage">
            <text:p>28.28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altimore</text:p>
          </table:table-cell>
          <table:table-cell office:value-type="percentage" office:value="0.3151" calcext:value-type="percentage">
            <text:p>31.51%</text:p>
          </table:table-cell>
          <table:table-cell office:value-type="percentage" office:value="0.2791" calcext:value-type="percentage">
            <text:p>27.91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409" calcext:value-type="percentage">
            <text:p>34.09%</text:p>
          </table:table-cell>
          <table:table-cell office:value-type="percentage" office:value="0.283" calcext:value-type="percentage">
            <text:p>28.30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uffalo</text:p>
          </table:table-cell>
          <table:table-cell office:value-type="percentage" office:value="0.316" calcext:value-type="percentage">
            <text:p>31.60%</text:p>
          </table:table-cell>
          <table:table-cell office:value-type="percentage" office:value="0.3409" calcext:value-type="percentage">
            <text:p>34.09%</text:p>
          </table:table-cell>
          <table:table-cell office:value-type="percentage" office:value="0.4706" calcext:value-type="percentage">
            <text:p>47.06%</text:p>
          </table:table-cell>
          <table:table-cell office:value-type="percentage" office:value="0.3077" calcext:value-type="percentage">
            <text:p>30.77%</text:p>
          </table:table-cell>
          <table:table-cell office:value-type="percentage" office:value="0.3241" calcext:value-type="percentage">
            <text:p>32.41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rolina</text:p>
          </table:table-cell>
          <table:table-cell office:value-type="percentage" office:value="0.3659" calcext:value-type="percentage">
            <text:p>36.59%</text:p>
          </table:table-cell>
          <table:table-cell office:value-type="percentage" office:value="0.4048" calcext:value-type="percentage">
            <text:p>40.48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3984" calcext:value-type="percentage">
            <text:p>39.84%</text:p>
          </table:table-cell>
          <table:table-cell office:value-type="percentage" office:value="0.3378" calcext:value-type="percentage">
            <text:p>33.78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hicago</text:p>
          </table:table-cell>
          <table:table-cell office:value-type="percentage" office:value="0.3377" calcext:value-type="percentage">
            <text:p>33.77%</text:p>
          </table:table-cell>
          <table:table-cell office:value-type="percentage" office:value="0.3696" calcext:value-type="percentage">
            <text:p>36.96%</text:p>
          </table:table-cell>
          <table:table-cell office:value-type="percentage" office:value="0.1333" calcext:value-type="percentage">
            <text:p>13.33%</text:p>
          </table:table-cell>
          <table:table-cell office:value-type="percentage" office:value="0.4123" calcext:value-type="percentage">
            <text:p>41.23%</text:p>
          </table:table-cell>
          <table:table-cell office:value-type="percentage" office:value="0.2632" calcext:value-type="percentage">
            <text:p>26.32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ncinnati</text:p>
          </table:table-cell>
          <table:table-cell office:value-type="percentage" office:value="0.4474" calcext:value-type="percentage">
            <text:p>44.74%</text:p>
          </table:table-cell>
          <table:table-cell office:value-type="percentage" office:value="0.425" calcext:value-type="percentage">
            <text:p>42.50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4324" calcext:value-type="percentage">
            <text:p>43.24%</text:p>
          </table:table-cell>
          <table:table-cell office:value-type="percentage" office:value="0.4615" calcext:value-type="percentage">
            <text:p>46.15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leveland</text:p>
          </table:table-cell>
          <table:table-cell office:value-type="percentage" office:value="0.3663" calcext:value-type="percentage">
            <text:p>36.63%</text:p>
          </table:table-cell>
          <table:table-cell office:value-type="percentage" office:value="0.2571" calcext:value-type="percentage">
            <text:p>25.71%</text:p>
          </table:table-cell>
          <table:table-cell office:value-type="percentage" office:value="0.3636" calcext:value-type="percentage">
            <text:p>36.36%</text:p>
          </table:table-cell>
          <table:table-cell office:value-type="percentage" office:value="0.3922" calcext:value-type="percentage">
            <text:p>39.22%</text:p>
          </table:table-cell>
          <table:table-cell office:value-type="percentage" office:value="0.34" calcext:value-type="percentage">
            <text:p>34.00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allas</text:p>
          </table:table-cell>
          <table:table-cell office:value-type="percentage" office:value="0.3569" calcext:value-type="percentage">
            <text:p>35.69%</text:p>
          </table:table-cell>
          <table:table-cell office:value-type="percentage" office:value="0.3488" calcext:value-type="percentage">
            <text:p>34.88%</text:p>
          </table:table-cell>
          <table:table-cell office:value-type="percentage" office:value="0.2143" calcext:value-type="percentage">
            <text:p>21.43%</text:p>
          </table:table-cell>
          <table:table-cell office:value-type="percentage" office:value="0.3667" calcext:value-type="percentage">
            <text:p>36.67%</text:p>
          </table:table-cell>
          <table:table-cell office:value-type="percentage" office:value="0.3481" calcext:value-type="percentage">
            <text:p>34.81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nver</text:p>
          </table:table-cell>
          <table:table-cell office:value-type="percentage" office:value="0.3874" calcext:value-type="percentage">
            <text:p>38.74%</text:p>
          </table:table-cell>
          <table:table-cell office:value-type="percentage" office:value="0.425" calcext:value-type="percentage">
            <text:p>42.50%</text:p>
          </table:table-cell>
          <table:table-cell office:value-type="percentage" office:value="0.3636" calcext:value-type="percentage">
            <text:p>36.36%</text:p>
          </table:table-cell>
          <table:table-cell office:value-type="percentage" office:value="0.4356" calcext:value-type="percentage">
            <text:p>43.56%</text:p>
          </table:table-cell>
          <table:table-cell office:value-type="percentage" office:value="0.3471" calcext:value-type="percentage">
            <text:p>34.71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troit</text:p>
          </table:table-cell>
          <table:table-cell office:value-type="percentage" office:value="0.3509" calcext:value-type="percentage">
            <text:p>35.09%</text:p>
          </table:table-cell>
          <table:table-cell office:value-type="percentage" office:value="0.3784" calcext:value-type="percentage">
            <text:p>37.84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475" calcext:value-type="percentage">
            <text:p>34.75%</text:p>
          </table:table-cell>
          <table:table-cell office:value-type="percentage" office:value="0.3545" calcext:value-type="percentage">
            <text:p>35.45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een Bay</text:p>
          </table:table-cell>
          <table:table-cell office:value-type="percentage" office:value="0.4108" calcext:value-type="percentage">
            <text:p>41.08%</text:p>
          </table:table-cell>
          <table:table-cell office:value-type="percentage" office:value="0.4444" calcext:value-type="percentage">
            <text:p>44.44%</text:p>
          </table:table-cell>
          <table:table-cell office:value-type="percentage" office:value="0.5263" calcext:value-type="percentage">
            <text:p>52.63%</text:p>
          </table:table-cell>
          <table:table-cell office:value-type="percentage" office:value="0.405" calcext:value-type="percentage">
            <text:p>40.50%</text:p>
          </table:table-cell>
          <table:table-cell office:value-type="percentage" office:value="0.4167" calcext:value-type="percentage">
            <text:p>41.67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ouston</text:p>
          </table:table-cell>
          <table:table-cell office:value-type="percentage" office:value="0.3088" calcext:value-type="percentage">
            <text:p>30.88%</text:p>
          </table:table-cell>
          <table:table-cell office:value-type="percentage" office:value="0.2647" calcext:value-type="percentage">
            <text:p>26.47%</text:p>
          </table:table-cell>
          <table:table-cell office:value-type="percentage" office:value="0.1818" calcext:value-type="percentage">
            <text:p>18.18%</text:p>
          </table:table-cell>
          <table:table-cell office:value-type="percentage" office:value="0.3519" calcext:value-type="percentage">
            <text:p>35.19%</text:p>
          </table:table-cell>
          <table:table-cell office:value-type="percentage" office:value="0.2604" calcext:value-type="percentage">
            <text:p>26.04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dianapolis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758" calcext:value-type="percentage">
            <text:p>57.58%</text:p>
          </table:table-cell>
          <table:table-cell office:value-type="percentage" office:value="0.3571" calcext:value-type="percentage">
            <text:p>35.71%</text:p>
          </table:table-cell>
          <table:table-cell office:value-type="percentage" office:value="0.4074" calcext:value-type="percentage">
            <text:p>40.74%</text:p>
          </table:table-cell>
          <table:table-cell office:value-type="percentage" office:value="0.4648" calcext:value-type="percentage">
            <text:p>46.48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acksonville</text:p>
          </table:table-cell>
          <table:table-cell office:value-type="percentage" office:value="0.3704" calcext:value-type="percentage">
            <text:p>37.04%</text:p>
          </table:table-cell>
          <table:table-cell office:value-type="percentage" office:value="0.425" calcext:value-type="percentage">
            <text:p>42.50%</text:p>
          </table:table-cell>
          <table:table-cell office:value-type="percentage" office:value="0.3846" calcext:value-type="percentage">
            <text:p>38.46%</text:p>
          </table:table-cell>
          <table:table-cell office:value-type="percentage" office:value="0.4414" calcext:value-type="percentage">
            <text:p>44.14%</text:p>
          </table:table-cell>
          <table:table-cell office:value-type="percentage" office:value="0.2952" calcext:value-type="percentage">
            <text:p>29.52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ansas City</text:p>
          </table:table-cell>
          <table:table-cell office:value-type="percentage" office:value="0.4198" calcext:value-type="percentage">
            <text:p>41.98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.4259" calcext:value-type="percentage">
            <text:p>42.59%</text:p>
          </table:table-cell>
          <table:table-cell office:value-type="percentage" office:value="0.4135" calcext:value-type="percentage">
            <text:p>41.35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iami</text:p>
          </table:table-cell>
          <table:table-cell office:value-type="percentage" office:value="0.3268" calcext:value-type="percentage">
            <text:p>32.68%</text:p>
          </table:table-cell>
          <table:table-cell office:value-type="percentage" office:value="0.3077" calcext:value-type="percentage">
            <text:p>30.77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131" calcext:value-type="percentage">
            <text:p>31.31%</text:p>
          </table:table-cell>
          <table:table-cell office:value-type="percentage" office:value="0.3396" calcext:value-type="percentage">
            <text:p>33.96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nnesota</text:p>
          </table:table-cell>
          <table:table-cell office:value-type="percentage" office:value="0.4658" calcext:value-type="percentage">
            <text:p>46.58%</text:p>
          </table:table-cell>
          <table:table-cell office:value-type="percentage" office:value="0.5122" calcext:value-type="percentage">
            <text:p>51.22%</text:p>
          </table:table-cell>
          <table:table-cell office:value-type="percentage" office:value="0.4615" calcext:value-type="percentage">
            <text:p>46.15%</text:p>
          </table:table-cell>
          <table:table-cell office:value-type="percentage" office:value="0.4608" calcext:value-type="percentage">
            <text:p>46.08%</text:p>
          </table:table-cell>
          <table:table-cell office:value-type="percentage" office:value="0.4701" calcext:value-type="percentage">
            <text:p>47.01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ew England</text:p>
          </table:table-cell>
          <table:table-cell office:value-type="percentage" office:value="0.3782" calcext:value-type="percentage">
            <text:p>37.82%</text:p>
          </table:table-cell>
          <table:table-cell office:value-type="percentage" office:value="0.4167" calcext:value-type="percentage">
            <text:p>41.67%</text:p>
          </table:table-cell>
          <table:table-cell office:value-type="percentage" office:value="0.4706" calcext:value-type="percentage">
            <text:p>47.06%</text:p>
          </table:table-cell>
          <table:table-cell office:value-type="percentage" office:value="0.3902" calcext:value-type="percentage">
            <text:p>39.02%</text:p>
          </table:table-cell>
          <table:table-cell office:value-type="percentage" office:value="0.3604" calcext:value-type="percentage">
            <text:p>36.04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w Orleans</text:p>
          </table:table-cell>
          <table:table-cell office:value-type="percentage" office:value="0.4629" calcext:value-type="percentage">
            <text:p>46.29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29" calcext:value-type="percentage">
            <text:p>35.29%</text:p>
          </table:table-cell>
          <table:table-cell office:value-type="percentage" office:value="0.4397" calcext:value-type="percentage">
            <text:p>43.97%</text:p>
          </table:table-cell>
          <table:table-cell office:value-type="percentage" office:value="0.4867" calcext:value-type="percentage">
            <text:p>48.67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Y Giants</text:p>
          </table:table-cell>
          <table:table-cell office:value-type="percentage" office:value="0.3349" calcext:value-type="percentage">
            <text:p>33.49%</text:p>
          </table:table-cell>
          <table:table-cell office:value-type="percentage" office:value="0.2381" calcext:value-type="percentage">
            <text:p>23.81%</text:p>
          </table:table-cell>
          <table:table-cell office:value-type="percentage" office:value="0.3125" calcext:value-type="percentage">
            <text:p>31.25%</text:p>
          </table:table-cell>
          <table:table-cell office:value-type="percentage" office:value="0.3604" calcext:value-type="percentage">
            <text:p>36.04%</text:p>
          </table:table-cell>
          <table:table-cell office:value-type="percentage" office:value="0.3084" calcext:value-type="percentage">
            <text:p>30.84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Y Jets</text:p>
          </table:table-cell>
          <table:table-cell office:value-type="percentage" office:value="0.3981" calcext:value-type="percentage">
            <text:p>39.81%</text:p>
          </table:table-cell>
          <table:table-cell office:value-type="percentage" office:value="0.5111" calcext:value-type="percentage">
            <text:p>51.11%</text:p>
          </table:table-cell>
          <table:table-cell office:value-type="percentage" office:value="0.5385" calcext:value-type="percentage">
            <text:p>53.85%</text:p>
          </table:table-cell>
          <table:table-cell office:value-type="percentage" office:value="0.4455" calcext:value-type="percentage">
            <text:p>44.55%</text:p>
          </table:table-cell>
          <table:table-cell office:value-type="percentage" office:value="0.3438" calcext:value-type="percentage">
            <text:p>34.38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akland</text:p>
          </table:table-cell>
          <table:table-cell office:value-type="percentage" office:value="0.3073" calcext:value-type="percentage">
            <text:p>30.73%</text:p>
          </table:table-cell>
          <table:table-cell office:value-type="percentage" office:value="0.2444" calcext:value-type="percentage">
            <text:p>24.44%</text:p>
          </table:table-cell>
          <table:table-cell office:value-type="percentage" office:value="0.1875" calcext:value-type="percentage">
            <text:p>18.75%</text:p>
          </table:table-cell>
          <table:table-cell office:value-type="percentage" office:value="0.3395" calcext:value-type="percentage">
            <text:p>33.95%</text:p>
          </table:table-cell>
          <table:table-cell office:value-type="percentage" office:value="0.2752" calcext:value-type="percentage">
            <text:p>27.52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hiladelphia</text:p>
          </table:table-cell>
          <table:table-cell office:value-type="percentage" office:value="0.3409" calcext:value-type="percentage">
            <text:p>34.09%</text:p>
          </table:table-cell>
          <table:table-cell office:value-type="percentage" office:value="0.2927" calcext:value-type="percentage">
            <text:p>29.27%</text:p>
          </table:table-cell>
          <table:table-cell office:value-type="percentage" office:value="0.1538" calcext:value-type="percentage">
            <text:p>15.38%</text:p>
          </table:table-cell>
          <table:table-cell office:value-type="percentage" office:value="0.3083" calcext:value-type="percentage">
            <text:p>30.83%</text:p>
          </table:table-cell>
          <table:table-cell office:value-type="percentage" office:value="0.38" calcext:value-type="percentage">
            <text:p>38.00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ittsburgh</text:p>
          </table:table-cell>
          <table:table-cell office:value-type="percentage" office:value="0.3612" calcext:value-type="percentage">
            <text:p>36.12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925" calcext:value-type="percentage">
            <text:p>39.25%</text:p>
          </table:table-cell>
          <table:table-cell office:value-type="percentage" office:value="0.3333" calcext:value-type="percentage">
            <text:p>33.33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an Diego</text:p>
          </table:table-cell>
          <table:table-cell office:value-type="percentage" office:value="0.3147" calcext:value-type="percentage">
            <text:p>31.47%</text:p>
          </table:table-cell>
          <table:table-cell office:value-type="percentage" office:value="0.3571" calcext:value-type="percentage">
            <text:p>35.71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2947" calcext:value-type="percentage">
            <text:p>29.47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n Francisco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324" calcext:value-type="percentage">
            <text:p>43.24%</text:p>
          </table:table-cell>
          <table:table-cell office:value-type="percentage" office:value="0.2857" calcext:value-type="percentage">
            <text:p>28.57%</text:p>
          </table:table-cell>
          <table:table-cell office:value-type="percentage" office:value="0.4091" calcext:value-type="percentage">
            <text:p>40.91%</text:p>
          </table:table-cell>
          <table:table-cell office:value-type="percentage" office:value="0.3905" calcext:value-type="percentage">
            <text:p>39.05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attle</text:p>
          </table:table-cell>
          <table:table-cell office:value-type="percentage" office:value="0.4615" calcext:value-type="percentage">
            <text:p>46.15%</text:p>
          </table:table-cell>
          <table:table-cell office:value-type="percentage" office:value="0.4324" calcext:value-type="percentage">
            <text:p>43.24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.4851" calcext:value-type="percentage">
            <text:p>48.51%</text:p>
          </table:table-cell>
          <table:table-cell office:value-type="percentage" office:value="0.4417" calcext:value-type="percentage">
            <text:p>44.17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 Louis</text:p>
          </table:table-cell>
          <table:table-cell office:value-type="percentage" office:value="0.4236" calcext:value-type="percentage">
            <text:p>42.36%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.3846" calcext:value-type="percentage">
            <text:p>38.46%</text:p>
          </table:table-cell>
          <table:table-cell office:value-type="percentage" office:value="0.4914" calcext:value-type="percentage">
            <text:p>49.14%</text:p>
          </table:table-cell>
          <table:table-cell office:value-type="percentage" office:value="0.354" calcext:value-type="percentage">
            <text:p>35.40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ampa Bay</text:p>
          </table:table-cell>
          <table:table-cell office:value-type="percentage" office:value="0.3545" calcext:value-type="percentage">
            <text:p>35.45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354" calcext:value-type="percentage">
            <text:p>35.40%</text:p>
          </table:table-cell>
          <table:table-cell office:value-type="percentage" office:value="0.3551" calcext:value-type="percentage">
            <text:p>35.51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nnessee</text:p>
          </table:table-cell>
          <table:table-cell office:value-type="percentage" office:value="0.4142" calcext:value-type="percentage">
            <text:p>41.42%</text:p>
          </table:table-cell>
          <table:table-cell office:value-type="percentage" office:value="0.3784" calcext:value-type="percentage">
            <text:p>37.84%</text:p>
          </table:table-cell>
          <table:table-cell office:value-type="percentage" office:value="0.5385" calcext:value-type="percentage">
            <text:p>53.85%</text:p>
          </table:table-cell>
          <table:table-cell office:value-type="percentage" office:value="0.4466" calcext:value-type="percentage">
            <text:p>44.66%</text:p>
          </table:table-cell>
          <table:table-cell office:value-type="percentage" office:value="0.3897" calcext:value-type="percentage">
            <text:p>38.97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shington</text:p>
          </table:table-cell>
          <table:table-cell office:value-type="percentage" office:value="0.3395" calcext:value-type="percentage">
            <text:p>33.95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4444" calcext:value-type="percentage">
            <text:p>44.44%</text:p>
          </table:table-cell>
          <table:table-cell office:value-type="percentage" office:value="0.3883" calcext:value-type="percentage">
            <text:p>38.83%</text:p>
          </table:table-cell>
          <table:table-cell office:value-type="percentage" office:value="0.2946" calcext:value-type="percentage">
            <text:p>29.46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T" style:display-name="PageStyle_NFL Football Stats - NFL Team 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